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6740" officeooo:paragraph-rsid="00126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Instructions for libosdp-conformance</text:p>
      <text:p text:style-name="P1"/>
      <text:p text:style-name="P1">This assumes you are building in a Debian/Ubuntu/Devuan environment but it </text:p>
      <text:p text:style-name="P1">should look like fairly normal Linux tools.</text:p>
      <text:p text:style-name="P1"/>
      <text:p text:style-name="P1">Set-up:</text:p>
      <text:p text:style-name="P1">- performed standard debian update and package set-up</text:p>
      <text:p text:style-name="P1"><text:s text:c="2"/>apt-get update</text:p>
      <text:p text:style-name="P1"><text:s text:c="2"/>apt-get upgrade</text:p>
      <text:p text:style-name="P1"><text:s text:c="2"/>apt-get install build-essential</text:p>
      <text:p text:style-name="P1"><text:s text:c="2"/>apt-get install clang lzip pkg-config libgmp3-dev libgmpxx4ldbl screen</text:p>
      <text:p text:style-name="P1"><text:s text:c="2"/>apt-get install tcpdump gdb apache2 git</text:p>
      <text:p text:style-name="P1"/>
      <text:p text:style-name="P1">- install the dev package for jansson</text:p>
      <text:p text:style-name="P1"/>
      <text:p text:style-name="P1">- NOTE the default make file does not build TLS.</text:p>
      <text:p text:style-name="P1"><text:s text:c="2"/>for TLS, install the dev package for libtasn, nettle, and gnutls. <text:s/>gnutls' package</text:p>
      <text:p text:style-name="P1"><text:s text:c="2"/>installer will pull in libtasn and nettle if needed.</text:p>
      <text:p text:style-name="P1"/>
      <text:p text:style-name="P1">Build:</text:p>
      <text:p text:style-name="P1">assumes you are user "osdp" when you do this, and have "sudo".</text:p>
      <text:p text:style-name="P1">assumes you do this in /opt/osdp-conformance/setup/libosdp-conformance.</text:p>
      <text:p text:style-name="P1"/>
      <text:p text:style-name="P1"><text:s text:c="2"/>sudo mkdir -p /opt/osdp-conformance/setup</text:p>
      <text:p text:style-name="P1"><text:s text:c="2"/>sudo chown -R osdp:osdp /opt/osdp-conformance</text:p>
      <text:p text:style-name="P1"><text:s text:c="2"/>cd /opt/osdp-conformance/setup</text:p>
      <text:p text:style-name="P1"><text:s text:c="2"/>git clone https://github.com/security-industry-association/libosdp-conformance</text:p>
      <text:p text:style-name="P1"><text:s text:c="2"/>cd libosdp-conformance</text:p>
      <text:p text:style-name="P1"><text:s text:c="2"/>make clean</text:p>
      <text:p text:style-name="P1"><text:s text:c="2"/>make release</text:p>
      <text:p text:style-name="P1"><text:s text:c="2"/>cd /</text:p>
      <text:p text:style-name="P1"><text:s text:c="2"/>tar xzvf</text:p>
      <text:p text:style-name="P1"><text:s text:c="4"/>/opt/osdp-conformance/setup/libosdp-conformance/release-osdp-conformance.tgz</text:p>
      <text:p text:style-name="P1"><text:s text:c="2"/>...copy /opt/osdp-conformance/cgi-bin to your cgi-bin directory if necessary</text:p>
      <text:p text:style-name="P1"><text:s text:c="2"/>...copy /opt/osdp-conformance/www to your www directory if necessary</text:p>
      <text:p text:style-name="P1"/>
      <text:p text:style-name="P1">Installation:</text:p>
      <text:p text:style-name="P1">(current build runs as a CP only.)</text:p>
      <text:p text:style-name="P1"/>
      <text:p text:style-name="P1"><text:s text:c="4"/>cd /opt/osdp-conformance/run/CP</text:p>
      <text:p text:style-name="P1"><text:s text:c="4"/>cp open-osdp-params-CP.json open-osdp-params.json</text:p>
      <text:p text:style-name="P1"><text:s text:c="4"/>... set baud rate and PD address, other parameters</text:p>
      <text:p text:style-name="P1"/>
      <text:p text:style-name="P1">At this point the web UI should work at http://tester/osdp-conforamance-CP.html.</text:p>
      <text:p text:style-name="P1">Logs are being placed in /opt/osdp-conformance/run/CP and /opt/osdp-conformance/lo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20:54:55.965077871</dc:date>
    <meta:editing-duration>PT1M17S</meta:editing-duration>
    <meta:editing-cycles>1</meta:editing-cycles>
    <meta:document-statistic meta:table-count="0" meta:image-count="0" meta:object-count="0" meta:page-count="1" meta:paragraph-count="36" meta:word-count="191" meta:character-count="1610" meta:non-whitespace-character-count="1401"/>
    <meta:generator>LibreOffice/4.3.3.2$Linux_X86_64 LibreOffice_project/430m0$Build-2</meta:generator>
  </office:meta>
</office:document-meta>
</file>